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ccccc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3.625cm" fo:min-width="4.3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3.387cm" fo:min-width="4.3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3.625cm" fo:min-width="3.9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3.413cm" fo:min-width="2.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3.334cm" fo:min-width="2.6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3.175cm" fo:min-width="3.2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2.884cm" fo:min-width="5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2.593cm" fo:min-width="3.0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2.487cm" fo:min-width="3.6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fill-color="#cccccc" draw:textarea-horizontal-align="justify" draw:textarea-vertical-align="middle" draw:auto-grow-height="false" fo:min-height="3.466cm" fo:min-width="3.784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1" draw:style-name="gr11" draw:text-style-name="P2" svg:width="3.784cm" svg:height="3.467cm" svg:x="5.801cm" svg:y="-0.49cm"><text:p>Accueil( TAVERNE )</text:p><draw:enhanced-geometry svg:viewBox="0 0 21600 21600" draw:type="rectangle" draw:enhanced-path="M 0 0 L 21600 0 21600 21600 0 21600 0 0 Z N"/></draw:custom-shape><draw:line text:anchor-type="paragraph" draw:z-index="1" draw:name="Forme10" draw:style-name="gr1" draw:text-style-name="P1" svg:x1="7.018cm" svg:y1="2.976cm" svg:x2="6.886cm" svg:y2="2.976cm"><text:p/></draw:line><draw:custom-shape text:anchor-type="paragraph" draw:z-index="2" draw:name="Forme3" draw:style-name="gr10" svg:width="3.652cm" svg:height="2.488cm" svg:x="1.356cm" svg:y="4.51cm"><text:p>Inscription</text:p><draw:enhanced-geometry svg:viewBox="0 0 21600 21600" draw:type="rectangle" draw:enhanced-path="M 0 0 L 21600 0 21600 21600 0 21600 0 0 Z N"/></draw:custom-shape><draw:line text:anchor-type="paragraph" draw:z-index="3" draw:name="Forme2" draw:style-name="gr1" draw:text-style-name="P1" svg:x1="5.802cm" svg:y1="2.976cm" svg:x2="5.008cm" svg:y2="4.511cm"><text:p/></draw:line><draw:line text:anchor-type="paragraph" draw:z-index="4" draw:name="Forme4" draw:style-name="gr1" draw:text-style-name="P1" svg:x1="7.442cm" svg:y1="2.976cm" svg:x2="7.468cm" svg:y2="4.511cm"><text:p/></draw:line><draw:custom-shape text:anchor-type="paragraph" draw:z-index="5" draw:name="Forme5" draw:style-name="gr9" svg:width="3.043cm" svg:height="2.594cm" svg:x="6.225cm" svg:y="4.51cm"><text:p>Connexion</text:p><draw:enhanced-geometry svg:viewBox="0 0 21600 21600" draw:type="rectangle" draw:enhanced-path="M 0 0 L 21600 0 21600 21600 0 21600 0 0 Z N"/></draw:custom-shape><draw:line text:anchor-type="paragraph" draw:z-index="6" draw:name="Forme6" draw:style-name="gr1" draw:text-style-name="P1" svg:x1="9.267cm" svg:y1="5.86cm" svg:x2="12.495cm" svg:y2="5.886cm"><text:p/></draw:line><draw:custom-shape text:anchor-type="paragraph" draw:z-index="7" draw:name="Forme7" draw:style-name="gr8" svg:width="5.61cm" svg:height="2.885cm" svg:x="12.495cm" svg:y="4.563cm"><text:p>TAVERNE</text:p><draw:enhanced-geometry svg:viewBox="0 0 21600 21600" draw:type="rectangle" draw:enhanced-path="M 0 0 L 21600 0 21600 21600 0 21600 0 0 Z N"/></draw:custom-shape><draw:line text:anchor-type="paragraph" draw:z-index="8" draw:name="Forme8" draw:style-name="gr1" draw:text-style-name="P1" svg:x1="12.495cm" svg:y1="6.23cm" svg:x2="1.065cm" svg:y2="11.284cm"><text:p/></draw:line><draw:custom-shape text:anchor-type="paragraph" draw:z-index="9" draw:name="Forme9" draw:style-name="gr7" svg:width="3.229cm" svg:height="3.176cm" svg:x="1.039cm" svg:y="11.284cm"><text:p>Cuisine</text:p><draw:enhanced-geometry svg:viewBox="0 0 21600 21600" draw:type="rectangle" draw:enhanced-path="M 0 0 L 21600 0 21600 21600 0 21600 0 0 Z N"/></draw:custom-shape><draw:custom-shape text:anchor-type="paragraph" draw:z-index="10" draw:name="Forme11" draw:style-name="gr6" svg:width="2.673cm" svg:height="3.335cm" svg:x="6.119cm" svg:y="9.59cm"><text:p>Cave et Prison</text:p><draw:enhanced-geometry svg:viewBox="0 0 21600 21600" draw:type="rectangle" draw:enhanced-path="M 0 0 L 21600 0 21600 21600 0 21600 0 0 Z N"/></draw:custom-shape><draw:line text:anchor-type="paragraph" draw:z-index="11" draw:name="Forme12" draw:style-name="gr1" draw:text-style-name="P1" svg:x1="12.496cm" svg:y1="7.447cm" svg:x2="7.204cm" svg:y2="9.59cm"><text:p/></draw:line><draw:custom-shape text:anchor-type="paragraph" draw:z-index="12" draw:name="Forme13" draw:style-name="gr5" svg:width="2.541cm" svg:height="3.414cm" svg:x="9.744cm" svg:y="9.59cm"><text:p>Chambres *5</text:p><draw:enhanced-geometry svg:viewBox="0 0 21600 21600" draw:type="rectangle" draw:enhanced-path="M 0 0 L 21600 0 21600 21600 0 21600 0 0 Z N"/></draw:custom-shape><draw:line text:anchor-type="paragraph" draw:z-index="13" draw:name="Forme14" draw:style-name="gr1" draw:text-style-name="P1" svg:x1="12.495cm" svg:y1="7.447cm" svg:x2="10.987cm" svg:y2="9.59cm"><text:p/></draw:line><draw:custom-shape text:anchor-type="paragraph" draw:z-index="14" draw:name="Forme15" draw:style-name="gr4" svg:width="3.943cm" svg:height="3.626cm" svg:x="13.316cm" svg:y="9.458cm"><text:p>Jeux de role</text:p><draw:enhanced-geometry svg:viewBox="0 0 21600 21600" draw:type="rectangle" draw:enhanced-path="M 0 0 L 21600 0 21600 21600 0 21600 0 0 Z N"/></draw:custom-shape><draw:line text:anchor-type="paragraph" draw:z-index="15" draw:name="Forme16" draw:style-name="gr1" draw:text-style-name="P1" svg:x1="15.168cm" svg:y1="7.447cm" svg:x2="15.194cm" svg:y2="9.458cm"><text:p/></draw:line><draw:custom-shape text:anchor-type="paragraph" draw:z-index="16" draw:name="Forme17" draw:style-name="gr3" svg:width="4.366cm" svg:height="3.387cm" svg:x="11.596cm" svg:y="13.903cm"><text:p>Jeux</text:p><draw:enhanced-geometry svg:viewBox="0 0 21600 21600" draw:type="rectangle" draw:enhanced-path="M 0 0 L 21600 0 21600 21600 0 21600 0 0 Z N"/></draw:custom-shape><draw:line text:anchor-type="paragraph" draw:z-index="17" draw:name="Forme18" draw:style-name="gr1" draw:text-style-name="P1" svg:x1="12.865cm" svg:y1="7.447cm" svg:x2="12.839cm" svg:y2="13.903cm"><text:p/></draw:line><draw:line text:anchor-type="paragraph" draw:z-index="18" draw:name="Forme19" draw:style-name="gr1" draw:text-style-name="P1" svg:x1="6.225cm" svg:y1="7.103cm" svg:x2="4.479cm" svg:y2="15.967cm"><text:p/></draw:line><draw:custom-shape text:anchor-type="paragraph" draw:z-index="19" draw:name="Forme20" draw:style-name="gr2" svg:width="4.366cm" svg:height="3.626cm" svg:x="0.642cm" svg:y="15.967cm"><text:p>Gestion de compte</text:p><draw:enhanced-geometry svg:viewBox="0 0 21600 21600" draw:type="rectangle" draw:enhanced-path="M 0 0 L 21600 0 21600 21600 0 21600 0 0 Z N"/></draw:custom-shape><draw:line text:anchor-type="paragraph" draw:z-index="20" draw:name="Forme23" draw:style-name="gr1" draw:text-style-name="P1" svg:x1="5.008cm" svg:y1="5.913cm" svg:x2="6.225cm" svg:y2="6.045cm"><text:p/></draw:line><office:annotation loext:resolved="false"><dc:creator>Auteur inconnu</dc:creator><dc:date>2021-11-15T10:49:39.393000000</dc:date><text:p/></office:annotatio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39:16.609000000</meta:creation-date>
    <dc:date>2021-11-15T13:10:33.726000000</dc:date>
    <meta:editing-duration>PT1H49M54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/7.1.3.2$Windows_X86_64 LibreOffice_project/47f78053abe362b9384784d31a6e56f8511eb1c1</meta:generator>
  </office:meta>
</office:document-meta>
</file>